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9.499cm"/>
    </style:style>
    <style:style style:name="Table1.B" style:family="table-column">
      <style:table-column-properties style:column-width="7.51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1.408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111cm"/>
    </style:style>
    <style:style style:name="Table1.4" style:family="table-row">
      <style:table-row-properties style:min-row-height="1.191cm"/>
    </style:style>
    <style:style style:name="P1" style:family="paragraph" style:parent-style-name="Standard">
      <style:paragraph-properties fo:margin-top="0.101cm" fo:margin-bottom="0.101cm" loext:contextual-spacing="false" fo:text-align="center" style:justify-single-word="false"/>
      <style:text-properties fo:font-size="13pt" fo:font-weight="bold" officeooo:rsid="001e0340" officeooo:paragraph-rsid="001e0340" style:font-size-asian="13pt" style:font-weight-asian="bold" style:font-size-complex="13pt" style:font-weight-complex="bold"/>
    </style:style>
    <style:style style:name="P2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3pt" fo:font-weight="bold" officeooo:rsid="001e0340" officeooo:paragraph-rsid="001e0340" style:font-size-asian="13pt" style:font-weight-asian="bold" style:font-size-complex="13pt" style:font-weight-complex="bold"/>
    </style:style>
    <style:style style:name="P3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3pt" officeooo:rsid="001e0340" officeooo:paragraph-rsid="001e0340" style:font-size-asian="13pt" style:font-size-complex="13pt"/>
    </style:style>
    <style:style style:name="P4" style:family="paragraph" style:parent-style-name="Standard">
      <style:paragraph-properties fo:margin-top="0.101cm" fo:margin-bottom="0.101cm" loext:contextual-spacing="false" fo:text-align="center" style:justify-single-word="false"/>
      <style:text-properties fo:font-size="13pt" officeooo:rsid="001e0340" officeooo:paragraph-rsid="001e0340" style:font-size-asian="13pt" style:font-size-complex="13pt"/>
    </style:style>
    <style:style style:name="P5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3pt" fo:font-weight="normal" officeooo:rsid="001e0340" officeooo:paragraph-rsid="001e0340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margin-top="0.101cm" fo:margin-bottom="0.101cm" loext:contextual-spacing="false" fo:text-align="start" style:justify-single-word="false"/>
      <style:text-properties officeooo:paragraph-rsid="001e0340"/>
    </style:style>
    <style:style style:name="P7" style:family="paragraph" style:parent-style-name="Standard">
      <style:paragraph-properties fo:margin-top="0.101cm" fo:margin-bottom="0.101cm" loext:contextual-spacing="false" fo:text-align="start" style:justify-single-word="false"/>
      <style:text-properties officeooo:paragraph-rsid="002b693b"/>
    </style:style>
    <style:style style:name="P8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font-size="13pt" fo:font-weight="bold" officeooo:rsid="001e0340" officeooo:paragraph-rsid="001e0340" style:font-size-asian="13pt" style:font-weight-asian="bold" style:font-size-complex="13pt" style:font-weight-complex="bold"/>
    </style:style>
    <style:style style:name="P9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13pt" officeooo:rsid="002cdb9e" officeooo:paragraph-rsid="002cdb9e" style:font-size-asian="13pt" style:font-size-complex="13pt"/>
    </style:style>
    <style:style style:name="P10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13pt" officeooo:rsid="002e3213" officeooo:paragraph-rsid="002e3213" style:font-size-asian="13pt" style:font-size-complex="13pt"/>
    </style:style>
    <style:style style:name="P11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13pt" fo:font-style="normal" officeooo:rsid="002b693b" officeooo:paragraph-rsid="002b693b" style:font-size-asian="13pt" style:font-style-asian="normal" style:font-size-complex="13pt" style:font-style-complex="normal"/>
    </style:style>
    <style:style style:name="P12" style:family="paragraph" style:parent-style-name="Table_20_Contents">
      <style:paragraph-properties fo:margin-top="0.101cm" fo:margin-bottom="0.101cm" loext:contextual-spacing="false" fo:text-align="start" style:justify-single-word="false"/>
      <style:text-properties officeooo:paragraph-rsid="002f2835"/>
    </style:style>
    <style:style style:name="P13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13pt" officeooo:rsid="0031c5a2" officeooo:paragraph-rsid="0031c5a2" style:font-size-asian="13pt" style:font-size-complex="13pt"/>
    </style:style>
    <style:style style:name="P14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3pt" officeooo:rsid="002b693b" officeooo:paragraph-rsid="002b693b" style:font-size-asian="13pt" style:font-size-complex="13pt"/>
    </style:style>
    <style:style style:name="T1" style:family="text">
      <style:text-properties officeooo:rsid="001f7be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f2835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3pt" officeooo:rsid="001e0340" style:font-size-asian="13pt" style:font-size-complex="13pt"/>
    </style:style>
    <style:style style:name="T6" style:family="text">
      <style:text-properties fo:font-size="13pt" officeooo:rsid="0028b9cc" style:font-size-asian="13pt" style:font-size-complex="13pt"/>
    </style:style>
    <style:style style:name="T7" style:family="text">
      <style:text-properties fo:font-size="13pt" officeooo:rsid="002b693b" style:font-size-asian="13pt" style:font-size-complex="13pt"/>
    </style:style>
    <style:style style:name="T8" style:family="text">
      <style:text-properties fo:font-size="13pt" officeooo:rsid="002f2835" style:font-size-asian="13pt" style:font-size-complex="13pt"/>
    </style:style>
    <style:style style:name="T9" style:family="text">
      <style:text-properties fo:font-size="13pt" fo:font-style="normal" officeooo:rsid="002fc5cb" style:font-size-asian="13pt" style:font-style-asian="normal" style:font-size-complex="13pt" style:font-style-complex="normal"/>
    </style:style>
    <style:style style:name="T10" style:family="text">
      <style:text-properties fo:font-size="13pt" fo:font-style="normal" officeooo:rsid="002f2835" style:font-size-asian="13pt" style:font-style-asian="normal" style:font-size-complex="13pt" style:font-style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f2835" style:font-weight-asian="normal" style:font-weight-complex="normal"/>
    </style:style>
    <style:style style:name="T13" style:family="text">
      <style:text-properties fo:font-weight="normal" officeooo:rsid="002fc5cb" style:font-weight-asian="normal" style:font-weight-complex="normal"/>
    </style:style>
    <style:style style:name="T14" style:family="text">
      <style:text-properties fo:font-weight="normal" officeooo:rsid="0031c5a2" style:font-weight-asian="normal" style:font-weight-complex="normal"/>
    </style:style>
    <style:style style:name="T15" style:family="text">
      <style:text-properties officeooo:rsid="002aa013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2f2835" style:font-style-asian="normal" style:font-style-complex="normal"/>
    </style:style>
    <style:style style:name="T18" style:family="text">
      <style:text-properties officeooo:rsid="002fc5cb"/>
    </style:style>
    <style:style style:name="T19" style:family="text">
      <style:text-properties officeooo:rsid="003143c1"/>
    </style:style>
    <style:style style:name="T20" style:family="text">
      <style:text-properties officeooo:rsid="0031c5a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AS DE REUNIÓN <text:span text:style-name="T15">3</text:span></text:p>
      <text:p text:style-name="P1">(ITERACIÓN <text:span text:style-name="T19">4</text:span>)</text:p>
      <text:p text:style-name="P2">Fecha: <text:span text:style-name="T14">16 junio 2022</text:span></text:p>
      <text:p text:style-name="P3"><text:span text:style-name="T4">Duración:</text:span><text:span text:style-name="T11"> </text:span><text:span text:style-name="T12">2,30 </text:span>horas.</text:p>
      <text:p text:style-name="P4"/>
      <text:p text:style-name="P2">ASISTENTES :</text:p>
      <text:p text:style-name="P6"><text:span text:style-name="T5"><text:tab/>- Cristina </text:span><text:span text:style-name="T7">Rodríguez</text:span><text:span text:style-name="T5"> de los Ríos Medina</text:span></text:p>
      <text:p text:style-name="P3"><text:tab/>- Sofía García Heras</text:p>
      <text:p text:style-name="P3"/>
      <text:p text:style-name="P2">ORDEN DEL DÍA</text:p>
      <text:p text:style-name="P6"><text:span text:style-name="T5"><text:tab/></text:span><text:span text:style-name="T6">Revisar el trabajo desde el principio y corregir errores que se vayan viendo</text:span></text:p>
      <text:p text:style-name="P7"><text:span text:style-name="T6"><text:tab/></text:span><text:span text:style-name="T7">Comp</text:span><text:span text:style-name="T8">ro</text:span><text:span text:style-name="T7">bar que todo funciona correctamente : que todo compile</text:span><text:span text:style-name="T5">, </text:span><text:span text:style-name="T7">sin errores e intentar sin warnings…</text:span></text:p>
      <text:p text:style-name="P14"><text:tab/>Reparto de pruebas</text:p>
      <text:p text:style-name="P14"/>
      <table:table table:name="Table1" table:style-name="Table1">
        <table:table-column table:style-name="Table1.A"/>
        <table:table-column table:style-name="Table1.B"/>
        <table:table-row table:style-name="TableLine94523371797520">
          <table:table-cell table:style-name="Table1.A1" office:value-type="string">
            <text:p text:style-name="P8">TEMAS TRATADOS Y ACUERDOS</text:p>
          </table:table-cell>
          <table:table-cell table:style-name="Table1.B1" office:value-type="string">
            <text:p text:style-name="P8">RESPONSABLES Y FECHA</text:p>
          </table:table-cell>
        </table:table-row>
        <table:table-row table:style-name="Table1.2">
          <table:table-cell table:style-name="Table1.A2" office:value-type="string">
            <text:p text:style-name="P10">Retocar el <text:span text:style-name="T2">graphic_engine </text:span><text:span text:style-name="T17">para lo nuevo implementado (</text:span><text:span text:style-name="T3">space_light, dialogue, rules...)</text:span></text:p>
          </table:table-cell>
          <table:table-cell table:style-name="Table1.B2" office:value-type="string">
            <text:p text:style-name="P13">Sofía; 17 junio 2022</text:p>
          </table:table-cell>
        </table:table-row>
        <table:table-row table:style-name="Table1.3">
          <table:table-cell table:style-name="Table1.A2" office:value-type="string">
            <text:p text:style-name="P9"><text:span text:style-name="T16">ACUERDO: implementar </text:span><text:span text:style-name="T2">game_manegement</text:span></text:p>
          </table:table-cell>
          <table:table-cell table:style-name="Table1.B2" office:value-type="string">
            <text:p text:style-name="P13">Sofía; 18 junio 2022</text:p>
          </table:table-cell>
        </table:table-row>
        <table:table-row table:style-name="Table1.4">
          <table:table-cell table:style-name="Table1.A2" office:value-type="string">
            <text:p text:style-name="P11">ACUERDO: terminar pruebas unitarias y comprobar que se cumplen</text:p>
            <text:p text:style-name="P11"><text:s text:c="4"/><text:span text:style-name="T18">~ Hubieron algunos problemas con su compilación de los tests</text:span></text:p>
          </table:table-cell>
          <table:table-cell table:style-name="Table1.B2" office:value-type="string">
            <text:p text:style-name="P13">Cristina; Final iteración</text:p>
          </table:table-cell>
        </table:table-row>
        <table:table-row table:style-name="Table1.4">
          <table:table-cell table:style-name="Table1.A2" office:value-type="string">
            <text:p text:style-name="P12"><text:span text:style-name="T9">Actualizar: </text:span><text:span text:style-name="T10"><text:s/>el makefile y </text:span><text:span text:style-name="T9">comprobar</text:span><text:span text:style-name="T10"> compilación</text:span></text:p>
          </table:table-cell>
          <table:table-cell table:style-name="Table1.B2" office:value-type="string">
            <text:p text:style-name="P13">Todos; Final iteración</text:p>
          </table:table-cell>
        </table:table-row>
      </table:table>
      <text:p text:style-name="P3"/>
      <text:p text:style-name="P3"/>
      <text:p text:style-name="P2">VALORACIÓN DE REUNIÓN. <text:span text:style-name="T1">Aspectos a mejorar.</text:span></text:p>
      <text:p text:style-name="P2"><text:tab/><text:span text:style-name="T13">Se han conseguido solventar los problemas sin demoras. </text:span></text:p>
      <text:p text:style-name="P5"><text:tab/><text:span text:style-name="T18">Todo revisado y listo para envia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0T21:01:05.458660336</meta:creation-date>
    <dc:date>2022-06-21T22:50:21.819550869</dc:date>
    <meta:editing-duration>PT38M29S</meta:editing-duration>
    <meta:editing-cycles>8</meta:editing-cycles>
    <meta:generator>LibreOffice/6.4.7.2$Linux_X86_64 LibreOffice_project/40$Build-2</meta:generator>
    <meta:document-statistic meta:table-count="1" meta:image-count="0" meta:object-count="0" meta:page-count="1" meta:paragraph-count="25" meta:word-count="139" meta:character-count="913" meta:non-whitespace-character-count="786"/>
  </office:meta>
</office:document-meta>
</file>